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style:text-underline-style="none" fo:font-weight="bold" officeooo:rsid="002c3d87" officeooo:paragraph-rsid="002c3d8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officeooo:paragraph-rsid="002c8689"/>
    </style:style>
    <style:style style:name="P20" style:family="paragraph" style:parent-style-name="Standard">
      <style:paragraph-properties fo:text-align="start" style:justify-single-word="false"/>
      <style:text-properties officeooo:paragraph-rsid="002c8689"/>
    </style:style>
    <style:style style:name="P21" style:family="paragraph" style:parent-style-name="Standard">
      <style:paragraph-properties fo:text-align="start" style:justify-single-word="false"/>
      <style:text-properties style:font-name="Calibri1" style:text-underline-style="solid" style:text-underline-width="auto" style:text-underline-color="font-color" fo:font-weight="bold" officeooo:paragraph-rsid="003430c7" style:font-weight-asian="bold" style:font-name-complex="Calibri2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1" style:text-underline-style="none" fo:font-weight="normal" officeooo:paragraph-rsid="003430c7" style:font-weight-asian="normal" style:font-name-complex="Calibri2" style:font-weight-complex="normal"/>
    </style:style>
    <style:style style:name="P2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" fo:font-weight="bold" officeooo:rsid="002f86ab" officeooo:paragraph-rsid="002f86ab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2c95df" officeooo:paragraph-rsid="003430c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style:text-underline-style="none" fo:font-weight="normal" officeooo:rsid="003711c0" officeooo:paragraph-rsid="0035fae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1" style:text-underline-style="solid" style:text-underline-width="auto" style:text-underline-color="font-color" fo:font-weight="bold" officeooo:rsid="003543d9" officeooo:paragraph-rsid="0035faef" style:font-weight-asian="bold" style:font-name-complex="Calibri2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1" style:text-underline-style="solid" style:text-underline-width="auto" style:text-underline-color="font-color" fo:font-weight="bold" officeooo:paragraph-rsid="0035faef" style:font-weight-asian="bold" style:font-name-complex="Calibri2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2c95df" officeooo:paragraph-rsid="0035faef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35faef" style:font-weight-asian="normal" style:font-name-complex="Calibri2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35faef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"/>
    </style:style>
    <style:style style:name="T8" style:family="text">
      <style:text-properties style:font-name="Calibri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style:font-name="Calibri1" style:font-name-complex="Calibri2"/>
    </style:style>
    <style:style style:name="T13" style:family="text">
      <style:text-properties style:font-name="Calibri1" fo:font-size="10pt" fo:font-style="italic" style:font-size-asian="10pt" style:font-style-asian="italic" style:font-name-complex="Calibri2" style:font-size-complex="10pt" style:font-style-complex="italic"/>
    </style:style>
    <style:style style:name="T14" style:family="text">
      <style:text-properties style:font-name="Calibri1" fo:font-size="12pt" fo:font-style="normal" style:text-underline-style="none" fo:font-weight="normal" officeooo:rsid="003543d9" style:font-size-asian="10.5pt" style:font-style-asian="normal" style:font-weight-asian="normal" style:font-name-complex="Calibri2" style:font-size-complex="12pt" style:font-style-complex="normal" style:font-weight-complex="normal"/>
    </style:style>
    <style:style style:name="T15" style:family="text">
      <style:text-properties style:font-name="Calibri1" fo:font-size="12pt" fo:font-style="normal" style:text-underline-style="none" fo:font-weight="normal" officeooo:rsid="003711c0" style:font-size-asian="10.5pt" style:font-style-asian="normal" style:font-weight-asian="normal" style:font-name-complex="Calibri2" style:font-size-complex="12pt" style:font-style-complex="normal" style:font-weight-complex="normal"/>
    </style:style>
    <style:style style:name="T16" style:family="text">
      <style:text-properties style:font-name="Calibri1" fo:font-size="12pt" fo:font-style="normal" style:font-size-asian="10.5pt" style:font-style-asian="normal" style:font-name-complex="Calibri2" style:font-size-complex="12pt" style:font-style-complex="normal"/>
    </style:style>
    <style:style style:name="T17" style:family="text">
      <style:text-properties style:font-name="Calibri1" fo:font-size="12pt" fo:font-style="normal" officeooo:rsid="003543d9" style:font-size-asian="10.5pt" style:font-style-asian="normal" style:font-name-complex="Calibri2" style:font-size-complex="12pt" style:font-style-complex="normal"/>
    </style:style>
    <style:style style:name="T18" style:family="text">
      <style:text-properties officeooo:rsid="003543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4">lunes <text:s text:c="6"/><text:span text:style-name="T4"><text:tab/></text:span>16 de marzo <text:tab/>Suspendida libre circulación activos los controles de fronteras </text:p>
      <text:p text:style-name="P23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8">PRACTICA 5: Diario de confinamiento </text:p>
      <text:p text:style-name="P18"/>
      <text:p text:style-name="P20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19"/>
      <text:p text:style-name="P16"><text:span text:style-name="T9">2. </text:span>Aporta tu reflexión al diario de confinamiento </text:p>
      <text:p text:style-name="P16"/>
      <text:p text:style-name="P17">3. Comunica al usuario adaiespablopicasso que has realizado tu aportación y que acepte los cambios</text:p>
      <text:p text:style-name="P17"/>
      <text:p text:style-name="P21"><text:soft-page-break/>Miguel Moreno Jurado</text:p>
      <text:p text:style-name="P21"/>
      <text:p text:style-name="P22">23/03/20</text:p>
      <text:p text:style-name="P22"/>
      <text:p text:style-name="P22">Después de haber pasado unas “maravillosas ” prácticas en Brainspro, justo cuando vuelvo a tener una empresa y parece ser que está muy bien, se impone la cuarentena. No se si es más una película de ciencia ficción o un dramón de los de telecinco.</text:p>
      <text:p text:style-name="P22"/>
      <text:p text:style-name="P22">Aún así estoy aprendiendo mucho de la gente en esta cuarentena, desde mis geniales compis, que más o menos nos hemos organizado bien y nos conectamos a discord para explicarnos las cosas que no llegamos a entender entre nosotros, hasta la gente de mi barrio y en general que sorprendentemente se están comportando con una actitud y un respeto cumpliendo las especificaciones de la cuarentena geniales. La verdad, también me acuerdo mucho de mi familia y que no he podido estar con ellos en estos momentos por prevención y estoy deseando tomarme una cerveza (dos litronas) en la playa cuando esto acabe.</text:p>
      <text:p text:style-name="P22"/>
      <text:p text:style-name="P25"><text:span text:style-name="T12">Abrazos a todos. </text:span><text:span text:style-name="T13">Menor que tres.</text:span></text:p>
      <text:p text:style-name="P25"><text:span text:style-name="T13"/></text:p>
      <text:p text:style-name="P25"><text:span text:style-name="T13"/></text:p>
      <text:p text:style-name="P27">Jesús Cañas Cobos</text:p>
      <text:p text:style-name="P28"/>
      <text:p text:style-name="P29">2<text:span text:style-name="T18">7</text:span>/03/20</text:p>
      <text:p text:style-name="P30"><text:span text:style-name="T13"/></text:p>
      <text:p text:style-name="P31"><text:span text:style-name="T14">Ya hace dos semanas que se impuso la cuarentena y a lo que más podría haber afectado, en mi caso, es a mi actividad deportiva, pero ha coincidido que tengo una pequeña lesión y era necesario que me tomase unas semanas de descanso, así que precisamente en ese aspecto al final </text:span><text:span text:style-name="T15">no ha influido</text:span><text:span text:style-name="T14">. </text:span></text:p>
      <text:p text:style-name="P31"><text:span text:style-name="T14"/></text:p>
      <text:p text:style-name="P31"><text:span text:style-name="T14">Respecto al ámbito de estudio, desde el primer momento se nos dijo de prepararnos para el teletrabajo en la empresa y ya supose que, en cuanto a las clases, tampoco iba a haber mucho problema con hacer una formación a distancia.</text:span></text:p>
      <text:p text:style-name="P31"><text:span text:style-name="T14"/></text:p>
      <text:p text:style-name="P26"><text:span text:style-name="T17">Y </text:span><text:span text:style-name="T16">los amigos siguen igual de cerca con los chats, las llamadas y el juego onlin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20:21:35.205000000</meta:creation-date>
    <dc:date>2020-03-27T20:55:38.939000000</dc:date>
    <meta:editing-duration>PT1H45M29S</meta:editing-duration>
    <meta:editing-cycles>14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32" meta:word-count="634" meta:character-count="3905" meta:non-whitespace-character-count="3260"/>
  </office:meta>
</office:document-meta>
</file>